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1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1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1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69cm" style:use-optimal-column-width="false"/>
    </style:style>
    <style:style style:name="co2" style:family="table-column">
      <style:table-column-properties style:column-width="13.136cm" style:use-optimal-column-width="false"/>
    </style:style>
    <style:style style:name="co3" style:family="table-column">
      <style:table-column-properties style:column-width="2.771cm" style:use-optimal-column-width="false"/>
    </style:style>
    <style:style style:name="co4" style:family="table-column">
      <style:table-column-properties style:column-width="1.994cm" style:use-optimal-column-width="false"/>
    </style:style>
    <style:style style:name="co5" style:family="table-column">
      <style:table-column-properties style:column-width="10.878cm" style:use-optimal-column-width="false"/>
    </style:style>
    <style:style style:name="co6" style:family="table-column">
      <style:table-column-properties style:column-width="7.514cm" style:use-optimal-column-width="false"/>
    </style:style>
    <style:style style:name="co7" style:family="table-column">
      <style:table-column-properties style:column-width="2.034cm" style:use-optimal-column-width="false"/>
    </style:style>
    <style:style style:name="co8" style:family="table-column">
      <style:table-column-properties style:column-width="3.909cm" style:use-optimal-column-width="false"/>
    </style:style>
    <style:style style:name="co9" style:family="table-column">
      <style:table-column-properties style:column-width="16.837cm" style:use-optimal-column-width="false"/>
    </style:style>
    <style:style style:name="co10" style:family="table-column">
      <style:table-column-properties style:column-width="2.498cm" style:use-optimal-column-width="false"/>
    </style:style>
    <style:style style:name="co11" style:family="table-column">
      <style:table-column-properties style:column-width="4.187cm" style:use-optimal-column-width="false"/>
    </style:style>
    <style:style style:name="co12" style:family="table-column">
      <style:table-column-properties style:column-width="15.756cm" style:use-optimal-column-width="false"/>
    </style:style>
    <style:style style:name="co13" style:family="table-column">
      <style:table-column-properties style:column-width="1.59cm" style:use-optimal-column-width="false"/>
    </style:style>
    <style:style style:name="co14" style:family="table-column">
      <style:table-column-properties style:column-width="2.524cm" style:use-optimal-column-width="false"/>
    </style:style>
    <style:style style:name="ro1" style:family="table-row">
      <style:table-row-properties style:row-height="0.991cm"/>
    </style:style>
    <style:style style:name="ro2" style:family="table-row">
      <style:table-row-properties style:row-height="1.301cm"/>
    </style:style>
    <style:style style:name="ro3" style:family="table-row">
      <style:table-row-properties style:row-height="0.827cm"/>
    </style:style>
    <style:style style:name="ro4" style:family="table-row">
      <style:table-row-properties style:row-height="4.299cm"/>
    </style:style>
    <style:style style:name="ro5" style:family="table-row">
      <style:table-row-properties style:row-height="0.747cm"/>
    </style:style>
    <style:style style:name="ro6" style:family="table-row">
      <style:table-row-properties style:row-height="1.611cm"/>
    </style:style>
    <style:style style:name="ro7" style:family="table-row">
      <style:table-row-properties style:row-height="0.895cm"/>
    </style:style>
    <style:style style:name="ro8" style:family="table-row">
      <style:table-row-properties style:row-height="1.058cm"/>
    </style:style>
    <style:style style:name="ro9" style:family="table-row">
      <style:table-row-properties style:row-height="1.059cm"/>
    </style:style>
    <style:style style:name="ro10" style:family="table-row">
      <style:table-row-properties style:row-height="1.217cm"/>
    </style:style>
    <style:style style:name="ro11" style:family="table-row">
      <style:table-row-properties style:row-height="3.197cm"/>
    </style:style>
    <style:style style:name="ro12" style:family="table-row">
      <style:table-row-properties style:row-height="1.775cm"/>
    </style:style>
    <style:style style:name="ro13" style:family="table-row">
      <style:table-row-properties style:row-height="2.249cm"/>
    </style:style>
    <style:style style:name="ce1" style:family="table-cell">
      <loext:graphic-properties draw:fill="none" draw:textarea-vertical-align="top" fo:padding-top="0.176cm" fo:padding-bottom="0.176cm" fo:padding-left="0.176cm" fo:padding-right="0.176cm"/>
      <style:paragraph-properties fo:border="0.48pt solid #000000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0.48pt solid #000000" fo:border-right="0.37pt solid #9e9e9e" fo:border-top="0.37pt solid #9e9e9e" fo:border-bottom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Exploitation pédagogique 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SYSTÈME - CLASSE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 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ommaire 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Présentation du système étudié </text:span></text:p>
            <text:p text:style-name="P8"><text:span text:style-name="T4">Présentation des manipulations réalisées </text:span></text:p>
            <text:p text:style-name="P8"><text:span text:style-name="T4">Exploitation pédagogique </text:span></text:p>
            <text:p text:style-name="P8"><text:span text:style-name="T4"><text:tab/></text:span><text:span text:style-name="T4">Séquence proposée </text:span></text:p>
            <text:p text:style-name="P8"><text:span text:style-name="T4"><text:tab/></text:span><text:span text:style-name="T4">Séance proposée - cadrage </text:span></text:p>
            <text:p text:style-name="P9"><text:span text:style-name="T4"><text:tab/></text:span><text:span text:style-name="T4">Séance proposée - déroulé</text:span></text:p>
          </draw:text-box>
        </draw:frame>
        <presentation:notes draw:style-name="dp2">
          <draw:page-thumbnail draw:name="Google Shape;57;g366d76e3f3d_0_55:notes" draw:style-name="gr1" draw:layer="layout" svg:width="16.932cm" svg:height="9.524cm" svg:x="1.059cm" svg:y="1.905cm" draw:page-number="2" presentation:class="page"/>
          <draw:frame draw:name="Google Shape;58;g366d76e3f3d_0_5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système étudié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ésentation du système étudié</text:span></text:p>
          </draw:text-box>
        </draw:frame>
        <draw:frame draw:name="Google Shape;67;p15" presentation:style-name="pr7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63;g343f500b931_0_54:notes" draw:style-name="gr1" draw:layer="layout" svg:width="16.932cm" svg:height="9.524cm" svg:x="1.059cm" svg:y="1.905cm" draw:page-number="3" presentation:class="page"/>
          <draw:frame draw:name="Google Shape;64;g343f500b931_0_5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es manipulations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ésentation des manipulations</text:span></text:p>
          </draw:text-box>
        </draw:frame>
        <draw:frame draw:name="Google Shape;73;p16" presentation:style-name="pr9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69;g366d76e3f3d_0_45:notes" draw:style-name="gr1" draw:layer="layout" svg:width="16.932cm" svg:height="9.524cm" svg:x="1.059cm" svg:y="1.905cm" draw:page-number="4" presentation:class="page"/>
          <draw:frame draw:name="Google Shape;70;g366d76e3f3d_0_4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équence proposée " draw:style-name="dp1" draw:master-page-name="TITLE_5f_AND_5f_BODY" presentation:presentation-page-layout-name="AL2T1">
        <draw:frame draw:name="Google Shape;78;p17" presentation:style-name="pr4" draw:text-style-name="P6" draw:layer="layout" svg:width="23.244cm" svg:height="1.905cm" svg:x="1.078cm" svg:y="0.426cm" presentation:class="title" presentation:user-transformed="true">
          <draw:text-box>
            <text:p text:style-name="P5"><text:span text:style-name="T3">Séquence proposée </text:span></text:p>
          </draw:text-box>
        </draw:frame>
        <draw:frame draw:name="Google Shape;79;p17" presentation:style-name="pr11" draw:text-style-name="P11" draw:layer="layout" svg:width="23.244cm" svg:height="8.552cm" svg:x="22.594cm" svg:y="21.545cm" presentation:class="outline" presentation:placeholder="true" presentation:user-transformed="true">
          <draw:text-box/>
        </draw:frame>
        <draw:frame draw:name="Google Shape;80;p17" draw:style-name="standard" draw:layer="layout" svg:width="23.596cm" svg:height="7.417cm" svg:x="1.165cm" svg:y="3.582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5">Repères</text:span></text:p>
              </table:table-cell>
              <table:table-cell>
                <text:p text:style-name="P7"><text:span text:style-name="T6">Séquence X: </text:span></text:p>
              </table:table-cell>
              <table:table-cell table:style-name="ce2" table:number-rows-spanned="4">
                <text:p text:style-name="P5"><text:span text:style-name="T7">classe : </text:span></text:p>
                <text:p text:style-name="P5"><text:span text:style-name="T7"/></text:p>
                <text:p text:style-name="P5"><text:span text:style-name="T7">temporalité :</text:span></text:p>
                <text:p text:style-name="P5"><text:span text:style-name="T7"/></text:p>
                <text:p text:style-name="P5"><text:span text:style-name="T7">durée : </text:span></text:p>
                <text:p text:style-name="P5"><text:span text:style-name="T7"/></text:p>
                <text:p text:style-name="P5"><text:span text:style-name="T7">effectif : 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5">Compétences</text:span></text:p>
                <text:p text:style-name="P5"><text:span text:style-name="T5">Connaissances </text:span></text:p>
              </table:table-cell>
              <table:table-cell/>
              <table:covered-table-cell/>
            </table:table-row>
            <table:table-row table:style-name="ro3" table:default-cell-style-name="ce1">
              <table:table-cell>
                <text:p text:style-name="P5"><text:span text:style-name="T5">Mise en situation </text:span></text:p>
              </table:table-cell>
              <table:table-cell/>
              <table:covered-table-cell/>
            </table:table-row>
            <table:table-row table:style-name="ro4" table:default-cell-style-name="ce1">
              <table:table-cell>
                <text:p text:style-name="P5"><text:span text:style-name="T5">Problématique </text:span></text:p>
              </table:table-cell>
              <table:table-cell>
                <text:p text:style-name="P5"><text:span text:style-name="T8"/></text:p>
                <text:p text:style-name="P5"><text:span text:style-name="T7"/></text:p>
                <text:p text:style-name="P5"><text:span text:style-name="T8"/></text:p>
                <text:p text:style-name="P5"><text:span text:style-name="T7">hypothèses élèves : 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75;g343f500b931_0_60:notes" draw:style-name="gr1" draw:layer="layout" svg:width="16.932cm" svg:height="9.524cm" svg:x="1.059cm" svg:y="1.905cm" draw:page-number="5" presentation:class="page"/>
          <draw:frame draw:name="Google Shape;76;g343f500b931_0_6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fs pédagogiques de la séquence" draw:style-name="dp1" draw:master-page-name="TITLE_5f_AND_5f_BODY" presentation:presentation-page-layout-name="AL2T1">
        <draw:frame draw:name="Google Shape;8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bjectifs pédagogiques de la séquence</text:span></text:p>
          </draw:text-box>
        </draw:frame>
        <draw:frame draw:name="Google Shape;86;p18" presentation:style-name="pr5" draw:text-style-name="P10" draw:layer="layout" svg:width="23.244cm" svg:height="10.016cm" svg:x="1.078cm" svg:y="3.292cm" presentation:class="outline" presentation:user-transformed="true">
          <draw:text-box>
            <text:p text:style-name="P7"><text:span text:style-name="T4">Vérifier et consolider les connaissances de base des élèves en début d’année : </text:span></text:p>
            <text:list text:style-name="L6">
              <text:list-item>
                <text:p text:style-name="P8"><text:span text:style-name="T4">Architecture fonctionnelle et structurelle </text:span></text:p>
              </text:list-item>
              <text:list-item>
                <text:p text:style-name="P7"><text:span text:style-name="T4">Chaîne d’information et d’énergie </text:span></text:p>
              </text:list-item>
              <text:list-item>
                <text:p text:style-name="P7"><text:span text:style-name="T4">Algorithmie </text:span></text:p>
              </text:list-item>
              <text:list-item>
                <text:p text:style-name="P7"><text:span text:style-name="T4">Nature de l’information</text:span></text:p>
              </text:list-item>
            </text:list>
            <text:p text:style-name="P8"><text:span text:style-name="T4">Lancer la construction de connaissances sur des notions essentielles : </text:span></text:p>
            <text:list text:continue-numbering="true" text:style-name="L6">
              <text:list-item>
                <text:p text:style-name="P8"><text:span text:style-name="T4">Systèmes asservis </text:span></text:p>
              </text:list-item>
              <text:list-item>
                <text:p text:style-name="P7"><text:span text:style-name="T4">Correcteurs </text:span></text:p>
              </text:list-item>
            </text:list>
          </draw:text-box>
        </draw:frame>
        <presentation:notes draw:style-name="dp2">
          <draw:page-thumbnail draw:name="Google Shape;82;g343f500b931_0_122:notes" draw:style-name="gr1" draw:layer="layout" svg:width="16.932cm" svg:height="9.524cm" svg:x="1.059cm" svg:y="1.905cm" draw:page-number="6" presentation:class="page"/>
          <draw:frame draw:name="Google Shape;83;g343f500b931_0_12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maine 1" draw:style-name="dp1" draw:master-page-name="TITLE_5f_AND_5f_BODY" presentation:presentation-page-layout-name="AL2T1">
        <draw:frame draw:name="Google Shape;91;p19" presentation:style-name="pr4" draw:text-style-name="P6" draw:layer="layout" svg:width="23.244cm" svg:height="1.905cm" svg:x="1.078cm" svg:y="0.258cm" presentation:class="title" presentation:user-transformed="true">
          <draw:text-box>
            <text:p text:style-name="P5"><text:span text:style-name="T3">Semaine 1</text:span></text:p>
          </draw:text-box>
        </draw:frame>
        <draw:frame draw:name="Google Shape;92;p19" draw:style-name="standard" draw:layer="layout" svg:width="22.419cm" svg:height="3.851cm" svg:x="1.489cm" svg:y="2.217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5"><text:span text:style-name="T9">Sem</text:span></text:p>
              </table:table-cell>
              <table:table-cell>
                <text:p text:style-name="P5"><text:span text:style-name="T9">Activité </text:span></text:p>
              </table:table-cell>
              <table:table-cell>
                <text:p text:style-name="P5"><text:span text:style-name="T9">Compétences</text:span></text:p>
              </table:table-cell>
              <table:table-cell>
                <text:p text:style-name="P5"><text:span text:style-name="T9">Durée</text:span></text:p>
              </table:table-cell>
            </table:table-row>
            <table:table-row table:style-name="ro5" table:default-cell-style-name="ce1">
              <table:table-cell>
                <text:p text:style-name="P5"><text:span text:style-name="T10">S1.1 </text:span></text:p>
              </table:table-cell>
              <table:table-cell>
                <text:p text:style-name="P5"><text:span text:style-name="T9">Lancement de séquence : </text:span></text:p>
              </table:table-cell>
              <table:table-cell/>
              <table:table-cell/>
            </table:table-row>
            <table:table-row table:style-name="ro5" table:default-cell-style-name="ce1">
              <table:table-cell>
                <text:p text:style-name="P5"><text:span text:style-name="T10">S1.2</text:span></text:p>
              </table:table-cell>
              <table:table-cell/>
              <table:table-cell/>
              <table:table-cell/>
            </table:table-row>
            <table:table-row table:style-name="ro6" table:default-cell-style-name="ce1">
              <table:table-cell>
                <text:p text:style-name="P5"><text:span text:style-name="T10">S1.3</text:span></text:p>
              </table:table-cell>
              <table:table-cell>
                <text:p text:style-name="P5"><text:span text:style-name="T9"/></text:p>
                <text:p text:style-name="P5"><text:span text:style-name="T11">Évaluation formative (visuellement et oralement de la réalisation des exos) 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88;g343f500b931_0_76:notes" draw:style-name="gr1" draw:layer="layout" svg:width="16.932cm" svg:height="9.524cm" svg:x="1.059cm" svg:y="1.905cm" draw:page-number="7" presentation:class="page"/>
          <draw:frame draw:name="Google Shape;89;g343f500b931_0_7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maine 2" draw:style-name="dp1" draw:master-page-name="TITLE_5f_AND_5f_BODY" presentation:presentation-page-layout-name="AL2T1">
        <draw:frame draw:name="Google Shape;97;p20" presentation:style-name="pr4" draw:text-style-name="P6" draw:layer="layout" svg:width="23.244cm" svg:height="1.905cm" svg:x="1.078cm" svg:y="0.258cm" presentation:class="title" presentation:user-transformed="true">
          <draw:text-box>
            <text:p text:style-name="P5"><text:span text:style-name="T3">Semaine 2</text:span></text:p>
          </draw:text-box>
        </draw:frame>
        <draw:frame draw:name="Google Shape;98;p20" draw:style-name="standard" draw:layer="layout" svg:width="22.419cm" svg:height="4.069cm" svg:x="1.489cm" svg:y="2.429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7" table:default-cell-style-name="ce1">
              <table:table-cell>
                <text:p text:style-name="P5"><text:span text:style-name="T9">Sem</text:span></text:p>
              </table:table-cell>
              <table:table-cell>
                <text:p text:style-name="P5"><text:span text:style-name="T9">Activité </text:span></text:p>
              </table:table-cell>
              <table:table-cell>
                <text:p text:style-name="P5"><text:span text:style-name="T9">Compétences</text:span></text:p>
              </table:table-cell>
              <table:table-cell>
                <text:p text:style-name="P5"><text:span text:style-name="T9">Durée</text:span></text:p>
              </table:table-cell>
            </table:table-row>
            <table:table-row table:style-name="ro8" table:default-cell-style-name="ce1">
              <table:table-cell>
                <text:p text:style-name="P5"><text:span text:style-name="T12">S2.1</text:span></text:p>
              </table:table-cell>
              <table:table-cell/>
              <table:table-cell/>
              <table:table-cell/>
            </table:table-row>
            <table:table-row table:style-name="ro8" table:default-cell-style-name="ce1">
              <table:table-cell>
                <text:p text:style-name="P5"><text:span text:style-name="T12">S2.2</text:span></text:p>
              </table:table-cell>
              <table:table-cell/>
              <table:table-cell/>
              <table:table-cell/>
            </table:table-row>
            <table:table-row table:style-name="ro9" table:default-cell-style-name="ce1">
              <table:table-cell>
                <text:p text:style-name="P5"><text:span text:style-name="T12">S2.3 </text:span>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94;g343f500b931_0_102:notes" draw:style-name="gr1" draw:layer="layout" svg:width="16.932cm" svg:height="9.524cm" svg:x="1.059cm" svg:y="1.905cm" draw:page-number="8" presentation:class="page"/>
          <draw:frame draw:name="Google Shape;95;g343f500b931_0_10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maine 3 + tâche finale (éval) " draw:style-name="dp1" draw:master-page-name="TITLE_5f_AND_5f_BODY" presentation:presentation-page-layout-name="AL2T1">
        <draw:frame draw:name="Google Shape;103;p21" presentation:style-name="pr4" draw:text-style-name="P6" draw:layer="layout" svg:width="23.244cm" svg:height="1.905cm" svg:x="1.078cm" svg:y="0.258cm" presentation:class="title" presentation:user-transformed="true">
          <draw:text-box>
            <text:p text:style-name="P5"><text:span text:style-name="T3">Semaine 3 + tâche finale (éval) </text:span></text:p>
          </draw:text-box>
        </draw:frame>
        <draw:frame draw:name="Google Shape;104;p21" draw:style-name="standard" draw:layer="layout" svg:width="22.419cm" svg:height="4.069cm" svg:x="1.489cm" svg:y="2.429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7" table:default-cell-style-name="ce1">
              <table:table-cell>
                <text:p text:style-name="P5"><text:span text:style-name="T9">Sem</text:span></text:p>
              </table:table-cell>
              <table:table-cell>
                <text:p text:style-name="P5"><text:span text:style-name="T9">Activité </text:span></text:p>
              </table:table-cell>
              <table:table-cell>
                <text:p text:style-name="P5"><text:span text:style-name="T9">Compétences</text:span></text:p>
              </table:table-cell>
              <table:table-cell>
                <text:p text:style-name="P5"><text:span text:style-name="T9">Durée</text:span></text:p>
              </table:table-cell>
            </table:table-row>
            <table:table-row table:style-name="ro8" table:default-cell-style-name="ce1">
              <table:table-cell>
                <text:p text:style-name="P5"><text:span text:style-name="T8">S3.1</text:span></text:p>
              </table:table-cell>
              <table:table-cell/>
              <table:table-cell/>
              <table:table-cell/>
            </table:table-row>
            <table:table-row table:style-name="ro8" table:default-cell-style-name="ce1">
              <table:table-cell>
                <text:p text:style-name="P5"><text:span text:style-name="T8">S3.2</text:span></text:p>
              </table:table-cell>
              <table:table-cell/>
              <table:table-cell/>
              <table:table-cell/>
            </table:table-row>
            <table:table-row table:style-name="ro9" table:default-cell-style-name="ce1">
              <table:table-cell>
                <text:p text:style-name="P5"><text:span text:style-name="T8">S3.3</text:span>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name="Google Shape;105;p21" draw:style-name="standard" draw:layer="layout" svg:width="22.419cm" svg:height="1.216cm" svg:x="1.489cm" svg:y="10.987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0" table:default-cell-style-name="ce1">
              <table:table-cell>
                <text:p text:style-name="P5"><text:span text:style-name="T12">S4.1</text:span></text:p>
                <text:p text:style-name="P5"><text:span text:style-name="T12">FIN </text:span></text:p>
              </table:table-cell>
              <table:table-cell>
                <text:p text:style-name="P5"><text:span text:style-name="T12">Evaluation </text:span><text:span text:style-name="T13">sommative </text:span></text:p>
              </table:table-cell>
              <table:table-cell>
                <text:p text:style-name="P5"><text:span text:style-name="T12">Validation des compétences étudiées pendant la séquence 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Google Shape;100;g343f500b931_0_107:notes" draw:style-name="gr1" draw:layer="layout" svg:width="16.932cm" svg:height="9.524cm" svg:x="1.059cm" svg:y="1.905cm" draw:page-number="9" presentation:class="page"/>
          <draw:frame draw:name="Google Shape;101;g343f500b931_0_107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éance X- introduction" draw:style-name="dp1" draw:master-page-name="TITLE_5f_AND_5f_BODY" presentation:presentation-page-layout-name="AL2T1">
        <draw:frame draw:name="Google Shape;110;p22" presentation:style-name="pr4" draw:text-style-name="P6" draw:layer="layout" svg:width="23.244cm" svg:height="1.905cm" svg:x="1.078cm" svg:y="0.214cm" presentation:class="title" presentation:user-transformed="true">
          <draw:text-box>
            <text:p text:style-name="P5"><text:span text:style-name="T3">Séance X- introduction</text:span></text:p>
          </draw:text-box>
        </draw:frame>
        <draw:frame draw:name="Google Shape;111;p22" draw:style-name="standard" draw:layer="layout" svg:width="23.243cm" svg:height="10.175cm" svg:x="1.078cm" svg:y="2.543cm">
          <table:table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>
                <text:p text:style-name="P5"><text:span text:style-name="T5">Repères</text:span></text:p>
              </table:table-cell>
              <table:table-cell>
                <text:p text:style-name="P5"><text:span text:style-name="T8">Séquence X - </text:span></text:p>
                <text:p text:style-name="P5"><text:span text:style-name="T5">Séance X - </text:span></text:p>
              </table:table-cell>
              <table:table-cell table:number-rows-spanned="3">
                <text:p text:style-name="P5"><text:span text:style-name="T7">classe </text:span></text:p>
                <text:p text:style-name="P5"><text:span text:style-name="T7">temporalité </text:span></text:p>
                <text:p text:style-name="P5"><text:span text:style-name="T7">durée horaire </text:span></text:p>
                <text:p text:style-name="P5"><text:span text:style-name="T14"/></text:p>
                <text:p text:style-name="P5"><text:span text:style-name="T14">X élèves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5">Compétences</text:span></text:p>
              </table:table-cell>
              <table:table-cell/>
              <table:covered-table-cell/>
            </table:table-row>
            <table:table-row table:style-name="ro11" table:default-cell-style-name="ce1">
              <table:table-cell>
                <text:p text:style-name="P5"><text:span text:style-name="T5">Objectifs </text:span></text:p>
              </table:table-cell>
              <table:table-cell>
                <text:p text:style-name="P5"><text:span text:style-name="T8"/></text:p>
                <text:p text:style-name="P5"><text:span text:style-name="T7">Démarche : d'investigation / résolution de problème / projet </text:span>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5"><text:span text:style-name="T5">Mise en situation et problématique</text:span></text:p>
              </table:table-cell>
              <table:table-cell table:number-columns-spanned="2"/>
              <table:covered-table-cell/>
            </table:table-row>
            <table:table-row table:style-name="ro12" table:default-cell-style-name="ce1">
              <table:table-cell>
                <text:p text:style-name="P5"><text:span text:style-name="T5">Prérequis </text:span></text:p>
                <text:p text:style-name="P5"><text:span text:style-name="T5">Ressources</text:span></text:p>
                <text:p text:style-name="P5"><text:span text:style-name="T5">Matériel</text:span></text:p>
              </table:table-cell>
              <table:table-cell table:number-columns-spanned="2"/>
              <table:covered-table-cell/>
            </table:table-row>
            <table:table-row table:style-name="ro12" table:default-cell-style-name="ce1">
              <table:table-cell>
                <text:p text:style-name="P5"><text:span text:style-name="T5">Orga</text:span></text:p>
              </table:table-cell>
              <table:table-cell table:number-columns-spanned="2">
                <text:p text:style-name="P5"><text:span text:style-name="T8">Groupe de 4 élèves : répartition des rôles (2 modélisateurs sur Matlab / 2 expérimentateurs sur le système) </text:span></text:p>
                <text:p text:style-name="P5"><text:span text:style-name="T8">Différentiation / Type d’évaluation</text:span></text:p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Google Shape;107;g343f500b931_0_85:notes" draw:style-name="gr1" draw:layer="layout" svg:width="16.932cm" svg:height="9.524cm" svg:x="1.059cm" svg:y="1.905cm" draw:page-number="10" presentation:class="page"/>
          <draw:frame draw:name="Google Shape;108;g343f500b931_0_8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éance X - déroulé " draw:style-name="dp1" draw:master-page-name="TITLE_5f_AND_5f_BODY" presentation:presentation-page-layout-name="AL2T1">
        <draw:frame draw:name="Google Shape;116;p23" presentation:style-name="pr4" draw:text-style-name="P6" draw:layer="layout" svg:width="23.244cm" svg:height="1.905cm" svg:x="1.078cm" svg:y="0.194cm" presentation:class="title" presentation:user-transformed="true">
          <draw:text-box>
            <text:p text:style-name="P5"><text:span text:style-name="T3">Séance X - déroulé </text:span></text:p>
          </draw:text-box>
        </draw:frame>
        <draw:frame draw:name="Google Shape;117;p23" draw:style-name="standard" draw:layer="layout" svg:width="24.056cm" svg:height="6.978cm" svg:x="0.875cm" svg:y="2.12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3" table:default-cell-style-name="ce1">
              <table:table-cell>
                <text:p text:style-name="P5"><text:span text:style-name="T5">Phase</text:span></text:p>
              </table:table-cell>
              <table:table-cell>
                <text:p text:style-name="P5"><text:span text:style-name="T5">Contenu</text:span></text:p>
              </table:table-cell>
              <table:table-cell>
                <text:p text:style-name="P5"><text:span text:style-name="T5">Durée</text:span></text:p>
              </table:table-cell>
              <table:table-cell>
                <text:p text:style-name="P5"><text:span text:style-name="T5">Médium</text:span></text:p>
              </table:table-cell>
            </table:table-row>
            <table:table-row table:style-name="ro13" table:default-cell-style-name="ce1">
              <table:table-cell>
                <text:p text:style-name="P5"><text:span text:style-name="T8">Accueil</text:span></text:p>
                <text:p text:style-name="P5"><text:span text:style-name="T8">Appel</text:span></text:p>
                <text:p text:style-name="P5"><text:span text:style-name="T8">Retour sur la séance précédente </text:span></text:p>
              </table:table-cell>
              <table:table-cell>
                <text:list text:style-name="L8">
                  <text:list-item>
                    <text:p text:style-name="P12"><text:span text:style-name="T8">Historicité de la séquence en cours </text:span></text:p>
                  </text:list-item>
                </text:list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5"><text:span text:style-name="T8">Lancement séance </text:span></text:p>
              </table:table-cell>
              <table:table-cell>
                <text:p text:style-name="P5"><text:span text:style-name="T8">mise en situation et problématique <text:s/>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5"><text:span text:style-name="T8">Activité </text:span></text:p>
              </table:table-cell>
              <table:table-cell>
                <text:p text:style-name="P5"><text:span text:style-name="T7"/></text:p>
                <text:p text:style-name="P5"><text:span text:style-name="T7"/></text:p>
              </table:table-cell>
              <table:table-cell/>
              <table:table-cell/>
            </table:table-row>
            <table:table-row table:style-name="ro12" table:default-cell-style-name="ce1">
              <table:table-cell>
                <text:p text:style-name="P5"><text:span text:style-name="T8">Restitution:</text:span></text:p>
                <text:p text:style-name="P5"><text:span text:style-name="T8">Présentation <text:s/>et Structuration</text:span></text:p>
              </table:table-cell>
              <table:table-cell>
                <text:p text:style-name="P5"><text:span text:style-name="T8">1 ou 2 passages d’élèves </text:span><text:span text:style-name="T7">préparation présentation du travail (diaporama) </text:span></text:p>
                <text:p text:style-name="P5"><text:span text:style-name="T8"/>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Google Shape;113;g343f500b931_0_116:notes" draw:style-name="gr1" draw:layer="layout" svg:width="16.932cm" svg:height="9.524cm" svg:x="1.059cm" svg:y="1.905cm" draw:page-number="11" presentation:class="page"/>
          <draw:frame draw:name="Google Shape;114;g343f500b931_0_11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rci pour votre attention" draw:style-name="dp1" draw:master-page-name="SECTION_5f_HEADER">
        <draw:frame draw:name="Google Shape;122;p24" presentation:style-name="pr19" draw:text-style-name="P13" draw:layer="layout" svg:width="23.667cm" svg:height="2.337cm" svg:x="0.866cm" svg:y="5.975cm" presentation:class="title" presentation:user-transformed="true">
          <draw:text-box>
            <text:p text:style-name="P1"><text:span text:style-name="T15">Merci pour votre attention</text:span></text:p>
          </draw:text-box>
        </draw:frame>
        <presentation:notes draw:style-name="dp2">
          <draw:page-thumbnail draw:name="Google Shape;119;g366d76e3f3d_0_50:notes" draw:style-name="gr1" draw:layer="layout" svg:width="16.932cm" svg:height="9.524cm" svg:x="1.059cm" svg:y="1.905cm" draw:page-number="12" presentation:class="page"/>
          <draw:frame draw:name="Google Shape;120;g366d76e3f3d_0_5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5"/>
    <meta:generator>LibreOfficeDev/6.0.5.2$Linux_X86_64 LibreOffice_project/</meta:generator>
  </office:meta>
</office:document-meta>
</file>